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64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ff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 style:font-name="Courier New"/>
    </style:style>
    <style:style style:name="ce5" style:family="table-cell" style:parent-style-name="Default">
      <style:text-properties style:use-window-font-color="true" style:font-name="Courier New"/>
    </style:style>
    <style:style style:name="ce6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7" table:number-columns-repeated="1016" table:default-cell-style-name="ce1"/>
        <table:table-column table:style-name="co7" table:number-columns-repeated="2" table:default-cell-style-name="Default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wp_app_name</text:p>
          </table:table-cell>
          <table:table-cell table:style-name="ce2"/>
          <table:table-cell table:style-name="ce2" office:value-type="string">
            <text:p>Music Widget+</text:p>
          </table:table-cell>
          <table:table-cell table:style-name="ce8" office:value-type="string">
            <text:p>音樂小工具+</text:p>
          </table:table-cell>
          <table:table-cell table:style-name="ce8" office:value-type="string">
            <text:p>音乐小部件+</text:p>
          </table:table-cell>
          <table:table-cell table:number-columns-repeated="1019"/>
        </table:table-row>
        <table:table-row table:style-name="ro1" table:number-rows-repeated="2">
          <table:table-cell table:style-name="ce2" table:number-columns-repeated="3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8" office:value-type="string">
            <text:p>資訊</text:p>
          </table:table-cell>
          <table:table-cell table:style-name="ce8" office:value-type="string">
            <text:p>资讯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9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erence_info_about_developer_url</text:p>
          </table:table-cell>
          <table:table-cell/>
          <table:table-cell table:formula="of:=&quot;http://www.facebook.com/luzi82&quot;" office:value-type="string" office:string-value="http://www.facebook.com/luzi82">
            <text:p>http://www.facebook.com/luzi82</text:p>
          </table:table-cell>
          <table:table-cell table:formula="of:=[.$C17]" office:value-type="string" office:string-value="http://www.facebook.com/luzi82">
            <text:p>http://www.facebook.com/luzi82</text:p>
          </table:table-cell>
          <table:table-cell table:formula="of:=[.$C17]" office:value-type="string" office:string-value="http://www.facebook.com/luzi82">
            <text:p>http://www.facebook.com/luzi82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reference_info_about_appwebpage_url</text:p>
          </table:table-cell>
          <table:table-cell table:style-name="ce4"/>
          <table:table-cell table:style-name="ce6" table:formula="of:=&quot;http://wiki.github.com/luzi82/UmaUma-Live-wallpaper/&quot;" office:value-type="string" office:string-value="http://wiki.github.com/luzi82/UmaUma-Live-wallpaper/">
            <text:p>http://wiki.github.com/luzi82/UmaUma-Live-wallpaper/</text:p>
          </table:table-cell>
          <table:table-cell table:style-name="ce4" table:formula="of:=[.$C20]" office:value-type="string" office:string-value="http://wiki.github.com/luzi82/UmaUma-Live-wallpaper/">
            <text:p>http://wiki.github.com/luzi82/UmaUma-Live-wallpaper/</text:p>
          </table:table-cell>
          <table:table-cell table:style-name="ce4" table:formula="of:=[.$C20]" office:value-type="string" office:string-value="http://wiki.github.com/luzi82/UmaUma-Live-wallpaper/">
            <text:p>http://wiki.github.com/luzi82/UmaUma-Live-wallpaper/</text:p>
          </table:table-cell>
          <table:table-cell table:style-name="ce4" table:number-columns-repeated="1017"/>
          <table:table-cell table:style-name="ce9" table:number-columns-repeated="2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  <table:table-cell table:number-columns-repeated="2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7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23]" office:value-type="string" office:string-value="market://search?q=pub:luzi82">
            <text:p>market://search?q=pub:luzi82</text:p>
          </table:table-cell>
          <table:table-cell table:style-name="Default" table:formula="of:=[.$C23]" office:value-type="string" office:string-value="market://search?q=pub:luzi82">
            <text:p>market://search?q=pub:luzi82</text:p>
          </table:table-cell>
          <table:table-cell table:style-name="Default" table:number-columns-repeated="1017"/>
          <table:table-cell table:number-columns-repeated="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9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27]" office:value-type="string" office:string-value="luzi82@gmail.com">
            <text:p>luzi82@gmail.com</text:p>
          </table:table-cell>
          <table:table-cell table:formula="of:=[.D27]" office:value-type="string" office:string-value="luzi82@gmail.com">
            <text:p>luzi82@gmail.com</text:p>
          </table:table-cell>
          <table:table-cell table:formula="of:=[.E27]" office:value-type="string" office:string-value="luzi82@gmail.com">
            <text:p>luzi82@gmail.com</text:p>
          </table:table-cell>
          <table:table-cell table:number-columns-repeated="1019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27]" office:value-type="string" office:string-value="luzi82@gmail.com">
            <text:p>luzi82@gmail.com</text:p>
          </table:table-cell>
          <table:table-cell table:formula="of:=[.$C27]" office:value-type="string" office:string-value="luzi82@gmail.com">
            <text:p>luzi82@gmail.c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reference_info_about_translate_url</text:p>
          </table:table-cell>
          <table:table-cell table:style-name="ce4"/>
          <table:table-cell table:style-name="ce4" table:formula="of:=&quot;http://wiki.github.com/luzi82/UmaUma-Live-wallpaper/translation&quot;" office:value-type="string" office:string-value="http://wiki.github.com/luzi82/UmaUma-Live-wallpaper/translation">
            <text:p>http://wiki.github.com/luzi82/UmaUma-Live-wallpaper/translation</text:p>
          </table:table-cell>
          <table:table-cell table:style-name="ce4" table:formula="of:=[.$C32]" office:value-type="string" office:string-value="http://wiki.github.com/luzi82/UmaUma-Live-wallpaper/translation">
            <text:p>http://wiki.github.com/luzi82/UmaUma-Live-wallpaper/translation</text:p>
          </table:table-cell>
          <table:table-cell table:style-name="ce4" table:formula="of:=[.$C32]" office:value-type="string" office:string-value="http://wiki.github.com/luzi82/UmaUma-Live-wallpaper/translation">
            <text:p>http://wiki.github.com/luzi82/UmaUma-Live-wallpaper/translation</text:p>
          </table:table-cell>
          <table:table-cell table:style-name="ce4" table:number-columns-repeated="1017"/>
          <table:table-cell table:style-name="ce9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8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36]" office:value-type="string" office:string-value="http://www.luzi82.com/~luzi82/xlsg/">
            <text:p>http://www.luzi82.com/~luzi82/xlsg/</text:p>
          </table:table-cell>
          <table:table-cell table:formula="of:=[.$C36]" office:value-type="string" office:string-value="http://www.luzi82.com/~luzi82/xlsg/">
            <text:p>http://www.luzi82.com/~luzi82/xlsg/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qrcode_title</text:p>
          </table:table-cell>
          <table:table-cell table:style-name="ce5"/>
          <table:table-cell table:style-name="ce5" table:formula="of:=&quot;Share &quot;&amp;[.C$3]" office:value-type="string" office:string-value="Share Music Widget+">
            <text:p>Share Music Widget+</text:p>
          </table:table-cell>
          <table:table-cell table:style-name="ce5" table:formula="of:=&quot;分享&quot;&amp;[.D$3]" office:value-type="string" office:string-value="分享音樂小工具+">
            <text:p>分享音樂小工具+</text:p>
          </table:table-cell>
          <table:table-cell table:style-name="ce5" table:formula="of:=&quot;分享&quot;&amp;[.E$3]" office:value-type="string" office:string-value="分享音乐小部件+">
            <text:p>分享音乐小部件+</text:p>
          </table:table-cell>
          <table:table-cell table:style-name="ce5" table:number-columns-repeated="1017"/>
          <table:table-cell table:style-name="ce10"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eference_info_version_title</text:p>
          </table:table-cell>
          <table:table-cell/>
          <table:table-cell office:value-type="string">
            <text:p>Version</text:p>
          </table:table-cell>
          <table:table-cell table:number-columns-repeated="2" office:value-type="string">
            <text:p>版本</text:p>
          </table:table-cell>
          <table:table-cell table:number-columns-repeated="1019"/>
        </table:table-row>
        <table:table-row table:style-name="ro1">
          <table:table-cell office:value-type="string">
            <text:p>preference_info_app_title</text:p>
          </table:table-cell>
          <table:table-cell/>
          <table:table-cell office:value-type="string">
            <text:p>Application</text:p>
          </table:table-cell>
          <table:table-cell office:value-type="string">
            <text:p>應用程式</text:p>
          </table:table-cell>
          <table:table-cell office:value-type="string">
            <text:p>应用程序</text:p>
          </table:table-cell>
          <table:table-cell table:number-columns-repeated="1019"/>
        </table:table-row>
        <table:table-row table:style-name="ro1">
          <table:table-cell office:value-type="string">
            <text:p>preference_info_other_title</text:p>
          </table:table-cell>
          <table:table-cell/>
          <table:table-cell table:style-name="ce7" office:value-type="string">
            <text:p>Miscellaneous</text:p>
          </table:table-cell>
          <table:table-cell table:number-columns-repeated="2" office:value-type="string">
            <text:p>其他</text:p>
          </table:table-cell>
          <table:table-cell table:number-columns-repeated="1019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/11/2010</text:date>, <text:time>12:26:5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11-11T12:26:58</dc:date>
    <meta:editing-duration>PT27H23M06S</meta:editing-duration>
    <meta:editing-cycles>103</meta:editing-cycles>
    <meta:generator>OpenOffice.org/3.2$Linux OpenOffice.org_project/320m12$Build-9483</meta:generator>
    <dc:creator>luzi82 </dc:creator>
    <meta:document-statistic meta:table-count="3" meta:cell-count="104" meta:object-count="0"/>
  </office:meta>
</office:document-meta>
</file>